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iffWithTreePLRU" style:family="table">
      <style:table-properties style:width="6.925in" table:align="margins"/>
    </style:style>
    <style:style style:name="DiffWithTreePLRU.A" style:family="table-column">
      <style:table-column-properties style:column-width="1.7313in" style:rel-column-width="16383*"/>
    </style:style>
    <style:style style:name="DiffWithTreePLRU.A1" style:family="table-cell">
      <style:table-cell-properties fo:padding="0.0382in" fo:border-left="0.05pt solid #000000" fo:border-right="none" fo:border-top="0.05pt solid #000000" fo:border-bottom="0.05pt solid #000000"/>
    </style:style>
    <style:style style:name="DiffWithTreePLRU.D1" style:family="table-cell">
      <style:table-cell-properties fo:padding="0.0382in" fo:border="0.05pt solid #000000"/>
    </style:style>
    <style:style style:name="DiffWithTreePLRU.A2" style:family="table-cell">
      <style:table-cell-properties fo:padding="0.0382in" fo:border-left="0.05pt solid #000000" fo:border-right="none" fo:border-top="none" fo:border-bottom="0.05pt solid #000000"/>
    </style:style>
    <style:style style:name="DiffWithTreePLRU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c6f8" officeooo:paragraph-rsid="0009c6f8"/>
    </style:style>
    <style:style style:name="P2" style:family="paragraph" style:parent-style-name="Table_20_Contents">
      <style:text-properties officeooo:rsid="0009c6f8" officeooo:paragraph-rsid="000d3f11"/>
    </style:style>
    <style:style style:name="P3" style:family="paragraph" style:parent-style-name="Table_20_Contents">
      <style:text-properties officeooo:rsid="0009c6f8" officeooo:paragraph-rsid="00186edf"/>
    </style:style>
    <style:style style:name="P4" style:family="paragraph" style:parent-style-name="Table_20_Contents">
      <style:text-properties officeooo:rsid="0009c6f8" officeooo:paragraph-rsid="001b61ae"/>
    </style:style>
    <style:style style:name="P5" style:family="paragraph" style:parent-style-name="Table_20_Contents">
      <style:text-properties officeooo:rsid="0009fcbf" officeooo:paragraph-rsid="0009fcbf"/>
    </style:style>
    <style:style style:name="P6" style:family="paragraph" style:parent-style-name="Table_20_Contents">
      <style:text-properties officeooo:rsid="0009fcbf" officeooo:paragraph-rsid="000d3f11"/>
    </style:style>
    <style:style style:name="P7" style:family="paragraph" style:parent-style-name="Table_20_Contents">
      <style:text-properties officeooo:rsid="000b5348" officeooo:paragraph-rsid="000b5348"/>
    </style:style>
    <style:style style:name="P8" style:family="paragraph" style:parent-style-name="Table_20_Contents">
      <style:text-properties officeooo:rsid="000b5348" officeooo:paragraph-rsid="000d3f11"/>
    </style:style>
    <style:style style:name="P9" style:family="paragraph" style:parent-style-name="Table_20_Contents">
      <style:text-properties officeooo:rsid="000c597f" officeooo:paragraph-rsid="000c597f"/>
    </style:style>
    <style:style style:name="P10" style:family="paragraph" style:parent-style-name="Table_20_Contents">
      <style:text-properties officeooo:paragraph-rsid="000d3f11"/>
    </style:style>
    <style:style style:name="P11" style:family="paragraph" style:parent-style-name="Table_20_Contents">
      <style:text-properties officeooo:rsid="000fa844" officeooo:paragraph-rsid="000fa844"/>
    </style:style>
    <style:style style:name="P12" style:family="paragraph" style:parent-style-name="Table_20_Contents">
      <style:text-properties officeooo:rsid="000facaa" officeooo:paragraph-rsid="000facaa"/>
    </style:style>
    <style:style style:name="P13" style:family="paragraph" style:parent-style-name="Table_20_Contents">
      <style:text-properties officeooo:rsid="001401db" officeooo:paragraph-rsid="001401db"/>
    </style:style>
    <style:style style:name="P14" style:family="paragraph" style:parent-style-name="Table_20_Contents">
      <style:text-properties officeooo:rsid="00161796" officeooo:paragraph-rsid="00161796"/>
    </style:style>
    <style:style style:name="P15" style:family="paragraph" style:parent-style-name="Table_20_Contents">
      <style:text-properties officeooo:rsid="00168880" officeooo:paragraph-rsid="00168880"/>
    </style:style>
    <style:style style:name="P16" style:family="paragraph" style:parent-style-name="Table_20_Contents">
      <style:text-properties officeooo:paragraph-rsid="00186edf"/>
    </style:style>
    <style:style style:name="P17" style:family="paragraph" style:parent-style-name="Table_20_Contents">
      <style:text-properties officeooo:paragraph-rsid="001b61ae"/>
    </style:style>
    <style:style style:name="P18" style:family="paragraph" style:parent-style-name="Table_20_Contents">
      <style:text-properties officeooo:rsid="001c7ffa" officeooo:paragraph-rsid="001c7ffa"/>
    </style:style>
    <style:style style:name="P19" style:family="paragraph" style:parent-style-name="Table_20_Contents">
      <style:text-properties officeooo:rsid="001df145" officeooo:paragraph-rsid="001df145"/>
    </style:style>
    <style:style style:name="P20" style:family="paragraph" style:parent-style-name="Text_20_body">
      <style:text-properties officeooo:rsid="00128a62" officeooo:paragraph-rsid="00128a62"/>
    </style:style>
    <style:style style:name="P21" style:family="paragraph" style:parent-style-name="Text_20_body">
      <style:text-properties officeooo:rsid="001e9f9d" officeooo:paragraph-rsid="001e9f9d"/>
    </style:style>
    <style:style style:name="P22" style:family="paragraph" style:parent-style-name="Standard">
      <style:text-properties officeooo:paragraph-rsid="000d3f11"/>
    </style:style>
    <style:style style:name="P23" style:family="paragraph" style:parent-style-name="Standard">
      <style:text-properties officeooo:rsid="001e9f9d" officeooo:paragraph-rsid="001e9f9d"/>
    </style:style>
    <style:style style:name="T1" style:family="text">
      <style:text-properties officeooo:rsid="0009c6f8"/>
    </style:style>
    <style:style style:name="T2" style:family="text">
      <style:text-properties officeooo:rsid="000c597f"/>
    </style:style>
    <style:style style:name="T3" style:family="text">
      <style:text-properties officeooo:rsid="000c97af"/>
    </style:style>
    <style:style style:name="T4" style:family="text">
      <style:text-properties officeooo:rsid="000d3f11"/>
    </style:style>
    <style:style style:name="T5" style:family="text">
      <style:text-properties officeooo:rsid="000f1f45"/>
    </style:style>
    <style:style style:name="T6" style:family="text">
      <style:text-properties officeooo:rsid="000facaa"/>
    </style:style>
    <style:style style:name="T7" style:family="text">
      <style:text-properties officeooo:rsid="001174fd"/>
    </style:style>
    <style:style style:name="T8" style:family="text">
      <style:text-properties officeooo:rsid="001401db"/>
    </style:style>
    <style:style style:name="T9" style:family="text">
      <style:text-properties officeooo:rsid="00186edf"/>
    </style:style>
    <style:style style:name="T10" style:family="text">
      <style:text-properties officeooo:rsid="0019c10c"/>
    </style:style>
    <style:style style:name="T11" style:family="text">
      <style:text-properties officeooo:rsid="001df1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20"/>
      <text:p text:style-name="P21">LRUIPVRP vs TreeLRURP</text:p>
      <table:table table:name="DiffWithTreePLRU" table:style-name="DiffWithTreePLRU">
        <table:table-column table:style-name="DiffWithTreePLRU.A" table:number-columns-repeated="4"/>
        <table:table-row>
          <table:table-cell table:style-name="DiffWithTreePLRU.A1" office:value-type="string">
            <text:p text:style-name="P1">Configuration</text:p>
          </table:table-cell>
          <table:table-cell table:style-name="DiffWithTreePLRU.A1" office:value-type="string">
            <text:p text:style-name="P1">LRUIPVRP</text:p>
          </table:table-cell>
          <table:table-cell table:style-name="DiffWithTreePLRU.A1" office:value-type="string">
            <text:p text:style-name="P1">TreePLRURP</text:p>
          </table:table-cell>
          <table:table-cell table:style-name="DiffWithTreePLRU.D1" office:value-type="string">
            <text:p text:style-name="P1">% <text:span text:style-name="T5">Difference</text:span></text:p>
          </table:table-cell>
        </table:table-row>
        <table:table-row>
          <table:table-cell table:style-name="DiffWithTreePLRU.A2" office:value-type="string">
            <text:p text:style-name="P3">dijkstra_<text:span text:style-name="T9">small</text:span></text:p>
          </table:table-cell>
          <table:table-cell table:style-name="DiffWithTreePLRU.A2" office:value-type="string">
            <text:p text:style-name="P1"/>
          </table:table-cell>
          <table:table-cell table:style-name="DiffWithTreePLRU.A2" office:value-type="string">
            <text:p text:style-name="P1"/>
          </table:table-cell>
          <table:table-cell table:style-name="DiffWithTreePLRU.D2" office:value-type="string">
            <text:p text:style-name="P1"/>
          </table:table-cell>
        </table:table-row>
        <table:table-row>
          <table:table-cell table:style-name="DiffWithTreePLRU.A2" office:value-type="string">
            <text:p text:style-name="P13">dijkstra-Conf<text:span text:style-name="T1">1(256kB)</text:span></text:p>
          </table:table-cell>
          <table:table-cell table:style-name="DiffWithTreePLRU.A2" office:value-type="string">
            <text:p text:style-name="P5">1675</text:p>
          </table:table-cell>
          <table:table-cell table:style-name="DiffWithTreePLRU.A2" office:value-type="string">
            <text:p text:style-name="P7">1667</text:p>
          </table:table-cell>
          <table:table-cell table:style-name="DiffWithTreePLRU.D2" office:value-type="string">
            <text:p text:style-name="Table_20_Contents"><text:span text:style-name="T2">0.48% <text:s text:c="3"/>Increase</text:span></text:p>
          </table:table-cell>
        </table:table-row>
        <table:table-row>
          <table:table-cell table:style-name="DiffWithTreePLRU.A2" office:value-type="string">
            <text:p text:style-name="Table_20_Contents">dijkstra-Conf<text:span text:style-name="T1">2(1MB)</text:span></text:p>
          </table:table-cell>
          <table:table-cell table:style-name="DiffWithTreePLRU.A2" office:value-type="string">
            <text:p text:style-name="P14">1667</text:p>
          </table:table-cell>
          <table:table-cell table:style-name="DiffWithTreePLRU.A2" office:value-type="string">
            <text:p text:style-name="P14">1667</text:p>
          </table:table-cell>
          <table:table-cell table:style-name="DiffWithTreePLRU.D2" office:value-type="string">
            <text:p text:style-name="P15">0% difference</text:p>
          </table:table-cell>
        </table:table-row>
        <table:table-row>
          <table:table-cell table:style-name="DiffWithTreePLRU.A2" office:value-type="string">
            <text:p text:style-name="P16">basicmath_<text:span text:style-name="T9">small</text:span></text:p>
          </table:table-cell>
          <table:table-cell table:style-name="DiffWithTreePLRU.A2" office:value-type="string">
            <text:p text:style-name="Table_20_Contents"/>
          </table:table-cell>
          <table:table-cell table:style-name="DiffWithTreePLRU.A2" office:value-type="string">
            <text:p text:style-name="Table_20_Contents"/>
          </table:table-cell>
          <table:table-cell table:style-name="DiffWithTreePLRU.D2" office:value-type="string">
            <text:p text:style-name="Table_20_Contents"/>
          </table:table-cell>
        </table:table-row>
        <table:table-row>
          <table:table-cell table:style-name="DiffWithTreePLRU.A2" office:value-type="string">
            <text:p text:style-name="Table_20_Contents">basicmath-Conf1<text:span text:style-name="T8">(256K)</text:span></text:p>
          </table:table-cell>
          <table:table-cell table:style-name="DiffWithTreePLRU.A2" office:value-type="string">
            <text:p text:style-name="P5">2829</text:p>
          </table:table-cell>
          <table:table-cell table:style-name="DiffWithTreePLRU.A2" office:value-type="string">
            <text:p text:style-name="P7">3019</text:p>
          </table:table-cell>
          <table:table-cell table:style-name="DiffWithTreePLRU.D2" office:value-type="string">
            <text:p text:style-name="P9">6.293% <text:s/>Decrease</text:p>
          </table:table-cell>
        </table:table-row>
        <table:table-row>
          <table:table-cell table:style-name="DiffWithTreePLRU.A2" office:value-type="string">
            <text:p text:style-name="Table_20_Contents">basicmath-Conf<text:span text:style-name="T1">2(1MB)</text:span></text:p>
          </table:table-cell>
          <table:table-cell table:style-name="DiffWithTreePLRU.A2" office:value-type="string">
            <text:p text:style-name="P14">2581</text:p>
          </table:table-cell>
          <table:table-cell table:style-name="DiffWithTreePLRU.A2" office:value-type="string">
            <text:p text:style-name="P15">2579</text:p>
          </table:table-cell>
          <table:table-cell table:style-name="DiffWithTreePLRU.D2" office:value-type="string">
            <text:p text:style-name="P9">.<text:span text:style-name="T10">078% increase</text:span></text:p>
          </table:table-cell>
        </table:table-row>
      </table:table>
      <text:p text:style-name="Standard"/>
      <text:p text:style-name="Standard"/>
      <text:p text:style-name="P23">LRUIPVRP vs LRURP</text:p>
      <text:p text:style-name="P22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">Configuration</text:p>
          </table:table-cell>
          <table:table-cell table:style-name="Table1.A1" office:value-type="string">
            <text:p text:style-name="P2">LRUIPVRP</text:p>
          </table:table-cell>
          <table:table-cell table:style-name="Table1.A1" office:value-type="string">
            <text:p text:style-name="P2">LRURP</text:p>
          </table:table-cell>
          <table:table-cell table:style-name="Table1.D1" office:value-type="string">
            <text:p text:style-name="P2">% Diff<text:span text:style-name="T4">erence</text:span></text:p>
          </table:table-cell>
        </table:table-row>
        <table:table-row>
          <table:table-cell table:style-name="Table1.A2" office:value-type="string">
            <text:p text:style-name="P4">dijkstra_<text:span text:style-name="T9">small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0">dijkstra-Conf<text:span text:style-name="T1">1</text:span></text:p>
          </table:table-cell>
          <table:table-cell table:style-name="Table1.A2" office:value-type="string">
            <text:p text:style-name="P6">1675</text:p>
          </table:table-cell>
          <table:table-cell table:style-name="Table1.A2" office:value-type="string">
            <text:p text:style-name="P8">1667</text:p>
          </table:table-cell>
          <table:table-cell table:style-name="Table1.D2" office:value-type="string">
            <text:p text:style-name="P10"><text:span text:style-name="T6">0</text:span>.<text:span text:style-name="T6">48% increase</text:span></text:p>
          </table:table-cell>
        </table:table-row>
        <table:table-row>
          <table:table-cell table:style-name="Table1.A2" office:value-type="string">
            <text:p text:style-name="P10">dijkstra-Conf<text:span text:style-name="T1">2</text:span></text:p>
          </table:table-cell>
          <table:table-cell table:style-name="Table1.A2" office:value-type="string">
            <text:p text:style-name="P18">1667</text:p>
          </table:table-cell>
          <table:table-cell table:style-name="Table1.A2" office:value-type="string">
            <text:p text:style-name="P18">1667</text:p>
          </table:table-cell>
          <table:table-cell table:style-name="Table1.D2" office:value-type="string">
            <text:p text:style-name="P18">0% change</text:p>
          </table:table-cell>
        </table:table-row>
        <table:table-row>
          <table:table-cell table:style-name="Table1.A2" office:value-type="string">
            <text:p text:style-name="P17">basicmath_<text:span text:style-name="T9">small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basicmath-Conf1</text:p>
          </table:table-cell>
          <table:table-cell table:style-name="Table1.A2" office:value-type="string">
            <text:p text:style-name="P6">2829</text:p>
          </table:table-cell>
          <table:table-cell table:style-name="Table1.A2" office:value-type="string">
            <text:p text:style-name="P11">2579</text:p>
          </table:table-cell>
          <table:table-cell table:style-name="Table1.D2" office:value-type="string">
            <text:p text:style-name="P12">9.7% increase</text:p>
          </table:table-cell>
        </table:table-row>
        <table:table-row>
          <table:table-cell table:style-name="Table1.A2" office:value-type="string">
            <text:p text:style-name="P10">basicmath-Conf<text:span text:style-name="T1">2</text:span></text:p>
          </table:table-cell>
          <table:table-cell table:style-name="Table1.A2" office:value-type="string">
            <text:p text:style-name="P19">2581</text:p>
          </table:table-cell>
          <table:table-cell table:style-name="Table1.A2" office:value-type="string">
            <text:p text:style-name="P19">2579</text:p>
          </table:table-cell>
          <table:table-cell table:style-name="Table1.D2" office:value-type="string">
            <text:p text:style-name="P12">.<text:span text:style-name="T11">078% increase</text:span></text:p>
          </table:table-cell>
        </table:table-row>
      </table:table>
      <text:p text:style-name="P22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20:01:22.840703302</meta:creation-date>
    <dc:date>2019-06-28T22:33:40.637441712</dc:date>
    <meta:editing-duration>PT2H11M16S</meta:editing-duration>
    <meta:editing-cycles>20</meta:editing-cycles>
    <meta:generator>LibreOffice/6.0.7.3$Linux_X86_64 LibreOffice_project/00m0$Build-3</meta:generator>
    <meta:document-statistic meta:table-count="2" meta:image-count="0" meta:object-count="0" meta:page-count="1" meta:paragraph-count="46" meta:word-count="60" meta:character-count="490" meta:non-whitespace-character-count="472"/>
  </office:meta>
</office:document-meta>
</file>